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urrent work:</text:p>
      <text:p text:style-name="Standard">Database:</text:p>
      <text:list xml:id="list8638671263355479053" text:style-name="L1">
        <text:list-item>
          <text:p text:style-name="P1">add origState, destState when searching for coordinates. <text:s/></text:p>
        </text:list-item>
        <text:list-item>
          <text:p text:style-name="P1">Parse &amp;amp; into &amp;</text:p>
        </text:list-item>
        <text:list-item>
          <text:p text:style-name="P1">If address is same as city name, ignore address. <text:s/>Otherwise there is google geolocation api has some strange behavior. <text:s/>For example: San Jose, San Jose, CA gives you strange coordinates, replace with San Jose, CA.</text:p>
        </text:list-item>
        <text:list-item>
          <text:p text:style-name="P1">Automate coordinate searching.</text:p>
        </text:list-item>
        <text:list-item>
          <text:p text:style-name="P1">Sometimes CA can be confused for Canada, might be worth it to convert to California. (not urgent)</text:p>
        </text:list-item>
      </text:list>
      <text:p text:style-name="Standard"/>
      <text:p text:style-name="Standard">Furture work:</text:p>
      <text:p text:style-name="Standard">Database:</text:p>
      <text:p text:style-name="Standard">Some posts have bad quality (address not complete, type, etc.), might be worth it to filter those out so that our users will have access to fewer but good quality posts. <text:s/>Because seeing a badly-written post could result in bad user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25S</meta:editing-duration>
    <meta:editing-cycles>5</meta:editing-cycles>
    <meta:generator>OpenOffice.org/3.4.1$Win32 OpenOffice.org_project/341m1$Build-9593</meta:generator>
    <dc:date>2013-07-04T15:56:57.04</dc:date>
    <meta:document-statistic meta:table-count="0" meta:image-count="0" meta:object-count="0" meta:page-count="1" meta:paragraph-count="10" meta:word-count="119" meta:character-count="713"/>
    <meta:user-defined meta:name="Info 1"/>
    <meta:user-defined meta:name="Info 2"/>
    <meta:user-defined meta:name="Info 3"/>
    <meta:user-defined meta:name="Info 4"/>
  </office:meta>
</office:document-meta>
</file>